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shedEventsExtension.supportsParameter( ParameterContext parameterContext , ExtensionContext extens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edEventsExtension.resolveParameter( ParameterContext parameterContext , ExtensionContext extens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